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D000000BFFE9F6C89217AD275.png" manifest:media-type="image/png"/>
  <manifest:file-entry manifest:full-path="Pictures/10000001000000F0000000D41DDE08DAEC447A79.png" manifest:media-type="image/png"/>
  <manifest:file-entry manifest:full-path="Pictures/100014180000085F00000EAED19C29FB334D6A04.svg" manifest:media-type="image/svg+xml"/>
  <manifest:file-entry manifest:full-path="Pictures/1000000100000442000001CB75FA4663B571DF73.png" manifest:media-type="image/png"/>
  <manifest:file-entry manifest:full-path="Pictures/10003DE600009EC0000042E019DBE2CC145B73AA.wmf" manifest:media-type="image/x-wmf"/>
  <manifest:file-entry manifest:full-path="Pictures/10000001000003860000025AAA1465B33207A78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12cm" svg:stroke-color="#6699ff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3" style:family="graphic" style:parent-style-name="standard">
      <style:graphic-properties draw:stroke="none" svg:stroke-color="#000000" draw:fill="none" draw:fill-color="#ffffff" fo:min-height="1.05cm"/>
      <style:paragraph-properties style:writing-mode="lr-tb"/>
    </style:style>
    <style:style style:name="gr4" style:family="graphic" style:parent-style-name="objectwithoutfill">
      <style:graphic-properties draw:stroke="dash" draw:stroke-dash="Ultrafine_20_Dotted_20__28_var_29_" svg:stroke-width="0.159cm" svg:stroke-color="#ed1c24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loext:opacity="100%" style:font-name="Arial" fo:font-size="22pt" style:font-size-asian="22pt" style:font-size-complex="22pt"/>
    </style:style>
    <style:style style:name="P3" style:family="paragraph">
      <style:paragraph-properties fo:text-align="center"/>
    </style:style>
    <style:style style:name="T1" style:family="text">
      <style:text-properties fo:color="#000000" loext:opacity="100%" style:font-name="Arial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19.632cm" svg:height="13.102cm" svg:x="5.705cm" svg:y="3.298cm">
          <draw:image xlink:href="Pictures/10000001000003860000025AAA1465B33207A785.png" xlink:type="simple" xlink:show="embed" xlink:actuate="onLoad" draw:mime-type="image/png">
            <text:p/>
          </draw:image>
        </draw:frame>
        <draw:frame draw:style-name="gr1" draw:text-style-name="P1" draw:layer="layout" svg:width="2.246cm" svg:height="1.984cm" svg:x="13.9cm" svg:y="13.016cm">
          <draw:image xlink:href="Pictures/10000001000000F0000000D41DDE08DAEC447A79.png" xlink:type="simple" xlink:show="embed" xlink:actuate="onLoad" draw:mime-type="image/png">
            <text:p/>
          </draw:image>
        </draw:frame>
        <draw:frame draw:style-name="gr1" draw:text-style-name="P1" draw:layer="layout" svg:width="1.47cm" svg:height="0.618cm" draw:transform="rotate (-2.85710398551472) translate (20.364cm 8.581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ath draw:style-name="gr2" draw:text-style-name="P1" draw:layer="layout" svg:width="0.871cm" svg:height="19.942cm" draw:transform="rotate (-1.14196892957989) translate (24.4372557334096cm 6.00660050969889cm)" svg:viewBox="0 0 872 19943" svg:d="M872 0c-83 11727-772 8663-872 19943">
          <text:p/>
        </draw:path>
        <draw:frame draw:style-name="gr3" draw:text-style-name="P2" draw:layer="layout" svg:width="6.3cm" svg:height="1.3cm" svg:x="16.8cm" svg:y="12.6cm">
          <draw:text-box>
            <text:p><text:span text:style-name="T1">St.Alban-Graben</text:span></text:p>
          </draw:text-box>
        </draw:frame>
        <draw:frame draw:style-name="gr1" draw:text-style-name="P1" draw:layer="layout" svg:width="1.47cm" svg:height="0.618cm" draw:transform="rotate (-2.86757596102668) translate (18.867cm 9.04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47cm" svg:height="0.618cm" draw:transform="rotate (-2.89654842660979) translate (17.376cm 9.443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47cm" svg:height="0.618cm" draw:transform="rotate (-2.81364528714006) translate (15.783cm 9.84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47cm" svg:height="0.618cm" draw:transform="rotate (0.245393292830403) translate (9.8cm 13.29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47cm" svg:height="0.618cm" draw:transform="rotate (0.367042741694408) translate (15.037cm 11.322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4" draw:text-style-name="P1" draw:layer="layout" svg:x1="15.108cm" svg:y1="11.45cm" svg:x2="11.2cm" svg:y2="13.1cm">
          <text:p/>
        </draw:line>
        <draw:line draw:style-name="gr4" draw:text-style-name="P1" draw:layer="layout" svg:x1="9.908cm" svg:y1="13.45cm" svg:x2="5.9cm" svg:y2="15.2cm">
          <text:p/>
        </draw:line>
        <draw:line draw:style-name="gr4" draw:text-style-name="P1" draw:layer="layout" svg:x1="14.1cm" svg:y1="9.85cm" svg:x2="5.8cm" svg:y2="13.7cm">
          <text:p/>
        </draw:line>
        <draw:frame draw:style-name="gr5" draw:text-style-name="P2" draw:layer="layout" svg:width="4.7cm" svg:height="1.119cm" svg:x="11.8cm" svg:y="4.9cm">
          <draw:text-box>
            <text:p><text:span text:style-name="T1">Luftgässlein</text:span></text:p>
          </draw:text-box>
        </draw:frame>
        <draw:frame draw:style-name="gr1" draw:text-style-name="P1" draw:layer="layout" svg:width="1.47cm" svg:height="0.618cm" draw:transform="rotate (0.386764962241943) translate (18.4cm 9.939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frame draw:style-name="gr1" draw:text-style-name="P1" draw:layer="layout" svg:width="1.47cm" svg:height="0.618cm" draw:transform="rotate (0.432318055718995) translate (21.805cm 8.365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line draw:style-name="gr4" draw:text-style-name="P1" draw:layer="layout" svg:x1="18.5cm" svg:y1="10.1cm" svg:x2="16.4cm" svg:y2="10.9cm">
          <text:p/>
        </draw:line>
        <draw:line draw:style-name="gr4" draw:text-style-name="P1" draw:layer="layout" svg:x1="21.9cm" svg:y1="8.5cm" svg:x2="19.7cm" svg:y2="9.5cm">
          <text:p/>
        </draw:line>
        <draw:line draw:style-name="gr4" draw:text-style-name="P1" draw:layer="layout" svg:x1="25.3cm" svg:y1="7cm" svg:x2="23.1cm" svg:y2="8cm">
          <text:p/>
        </draw:line>
        <draw:frame draw:style-name="gr1" draw:text-style-name="P1" draw:layer="layout" svg:width="1.47cm" svg:height="0.618cm" draw:transform="rotate (-2.23663943643073) translate (22.703cm 6.316cm)">
          <draw:image xlink:href="Pictures/10003DE600009EC0000042E019DBE2CC145B73AA.wmf" xlink:type="simple" xlink:show="embed" xlink:actuate="onLoad" draw:mime-type="image/x-wmf">
            <text:p/>
          </draw:image>
          <draw:image xlink:href="Pictures/1000000100000442000001CB75FA4663B571DF73.png" xlink:type="simple" xlink:show="embed" xlink:actuate="onLoad" draw:mime-type="image/png"/>
        </draw:frame>
        <draw:polyline draw:style-name="gr4" draw:text-style-name="P1" draw:layer="layout" svg:width="2.995cm" svg:height="0.403cm" draw:transform="rotate (-2.50088228518267) translate (22.8412737650013cm 6.62357571172457cm)" svg:viewBox="0 0 2996 404" draw:points="0,404 1299,0 2996,80">
          <text:p/>
        </draw:polyline>
        <draw:frame draw:style-name="gr6" draw:text-style-name="P3" draw:layer="layout" svg:width="0.34cm" svg:height="0.6cm" svg:x="5.9cm" svg:y="13.5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3" draw:layer="layout" svg:width="0.34cm" svg:height="0.6cm" svg:x="7.36cm" svg:y="12.7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3" draw:layer="layout" svg:width="0.34cm" svg:height="0.6cm" svg:x="9cm" svg:y="11.9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3" draw:layer="layout" svg:width="0.34cm" svg:height="0.6cm" svg:x="10.36cm" svg:y="11.3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3" draw:layer="layout" svg:width="0.34cm" svg:height="0.6cm" svg:x="11.7cm" svg:y="10.6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  <draw:frame draw:style-name="gr6" draw:text-style-name="P3" draw:layer="layout" svg:width="0.34cm" svg:height="0.6cm" svg:x="13.16cm" svg:y="10.1cm">
          <draw:image xlink:href="Pictures/100014180000085F00000EAED19C29FB334D6A04.svg" xlink:type="simple" xlink:show="embed" xlink:actuate="onLoad" draw:mime-type="image/svg+xml">
            <text:p/>
          </draw:image>
          <draw:image xlink:href="Pictures/100000010000006D000000BFFE9F6C89217AD275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8-18T17:22:47.511421058</dc:date>
    <meta:editing-duration>PT7H1M35S</meta:editing-duration>
    <meta:editing-cycles>7</meta:editing-cycles>
    <meta:generator>LibreOffice/7.3.4.2$MacOSX_X86_64 LibreOffice_project/728fec16bd5f605073805c3c9e7c4212a0120dc5</meta:generator>
    <meta:document-statistic meta:object-count="27"/>
  </office:meta>
</office:document-meta>
</file>